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Bewerbung als Full-Stack Entwickler (m/w/d)<text:line-break/><text:line-break/>Sehr geehrter Herr Reuter,<text:line-break/><text:line-break/>mit großer Begeisterung habe ich Ihre Stellenausschreibung für die Position als Full-Stack Entwickler gelesen. Als leidenschaftlicher, selbstgelernter Webentwickler mit Kenntnissen in modernen Webtechnologien bringe ich Erfahrung und Motivation mit, um Ihr Team optimal zu unterstützen.<text:line-break/><text:line-break/>Mein Schwerpunkt liegt in der Entwicklung von Single-Page-Applications mit Vue.js sowie im Backend-Bereich mit Node.js und Express.js. Zudem habe ich ein Informatikstudium begonnen, das ich aus finanziellen Gründen abbrechen musste. Während des Studiums konnte ich jedoch wertvolle Kenntnisse erwerben und das Modul </text:span><text:span text:style-name="Strong_20_Emphasis"><text:span text:style-name="Emphasis">Software Engineering</text:span></text:span><text:span text:style-name="Strong_20_Emphasis"> erfolgreich mit der Note 2,0 abschließen.<text:line-break/><text:line-break/>Besonders reizt mich an Ihrer Position die Möglichkeit, mit modernen Technologien wie .NET und Azure zu arbeiten. Auch wenn mein bisheriger Schwerpunkt auf Node.js liegt, bin ich hochmotiviert, meine Kenntnisse in C# und ASP.NET weiter auszubauen und mich intensiv in neue Technologien einzuarbeiten. Meine schnelle Auffassungsgabe und meine analytischen Fähigkeiten helfen mir dabei, mich zügig in neue Systeme einzuarbeiten und qualitativ hochwertige Softwarelösungen zu entwickeln.<text:line-break/><text:line-break/>Ihr Angebot einer verantwortungsvollen Tätigkeit in einem innovativen Umfeld spricht mich besonders an. Ich schätze die Zusammenarbeit in einem engagierten Team und freue mich darauf, meine Kenntnisse und meine Leidenschaft für moderne Webentwicklung in Ihr Unternehmen einzubringen.<text:line-break/><text:line-break/>Gerne möchte ich Sie in einem persönlichen Gespräch von meinen Fähigkeiten und meiner Motivation überzeugen. Über eine Einladung freue ich mich sehr.<text:line-break/><text:line-break/>Mit freundlichen Grüßen<text:line-break/><text:line-break/>Thomas Hof</text:span></text:p>
      <text:p text:style-name="Text_20_body"><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0T09:00:38.316255051</meta:creation-date>
    <dc:date>2025-03-20T09:18:32.968580584</dc:date>
    <meta:editing-duration>PT42S</meta:editing-duration>
    <meta:editing-cycles>2</meta:editing-cycles>
    <meta:generator>LibreOffice/24.8.4.2$Linux_X86_64 LibreOffice_project/480$Build-2</meta:generator>
    <meta:document-statistic meta:table-count="0" meta:image-count="0" meta:object-count="0" meta:page-count="1" meta:paragraph-count="1" meta:word-count="223" meta:character-count="1698" meta:non-whitespace-character-count="1468"/>
  </office:meta>
</office:document-meta>
</file>